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c422" officeooo:paragraph-rsid="000ec422"/>
    </style:style>
    <style:style style:name="P2" style:family="paragraph" style:parent-style-name="Standard">
      <style:paragraph-properties fo:text-align="justify" style:justify-single-word="false"/>
      <style:text-properties officeooo:rsid="000ec422" officeooo:paragraph-rsid="000ec422"/>
    </style:style>
    <style:style style:name="P3" style:family="paragraph" style:parent-style-name="Standard">
      <style:paragraph-properties fo:text-align="center" style:justify-single-word="false"/>
      <style:text-properties officeooo:rsid="000ec422" officeooo:paragraph-rsid="000ec422"/>
    </style:style>
    <style:style style:name="T1" style:family="text">
      <style:text-properties officeooo:rsid="0010c3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c3b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AME: O exame final será realizado dia 22 de março de 2016,das <text:span text:style-name="T2">16h</text:span><text:span text:style-name="T3">20</text:span><text:span text:style-name="T2"> as 19h </text:span><text:span text:style-name="T3">na sala EFI 503.</text:span></text:p>
      <text:p text:style-name="P1"/>
      <text:p text:style-name="P1"/>
      <text:p text:style-name="P1"/>
      <text:p text:style-name="P1">CORREÇÃO DA LISTA: Há um pequeno problema no enunciado da questão 7, portanto todas as notas foram multiplicadas por um fator 1,15. (as notas da planilha já estão alteradas por esse valor, e os alunos que tentaram resolver a questão ganharam ainda uma pontuação adicional).</text:p>
      <text:p text:style-name="P1"/>
      <text:p text:style-name="P1">PROBLEMAS NA MATRÍCULA: Quem tiver problema em conseguir matrícula nas disciplinas devido à menção I pode me procurar, escrevi uma carta que explica o caso e ajudarei no que for possí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cm" fo:page-height="1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0:08:30.393000000</meta:creation-date>
    <dc:date>2016-03-21T18:14:30.485000000</dc:date>
    <meta:editing-duration>P0D</meta:editing-duration>
    <meta:editing-cycles>2</meta:editing-cycles>
    <meta:generator>LibreOffice/4.2.8.2$Windows_x86 LibreOffice_project/48d50dbfc06349262c9d50868e5c1f630a573ebd</meta:generator>
    <meta:document-statistic meta:table-count="0" meta:image-count="0" meta:object-count="0" meta:page-count="1" meta:paragraph-count="3" meta:word-count="95" meta:character-count="553" meta:non-whitespace-character-count="461"/>
  </office:meta>
</office:document-meta>
</file>